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font-size="18pt" style:font-size-asian="18pt" style:font-size-complex="18pt"/>
    </style:style>
    <style:style style:name="T7" style:parent-style-name="Policepardéfaut" style:family="text">
      <style:text-properties fo:font-size="18pt" style:font-size-asian="18pt" style:font-size-complex="18pt"/>
    </style:style>
    <style:style style:name="T8" style:parent-style-name="Policepardéfaut" style:family="text">
      <style:text-properties fo:font-size="18pt" style:font-size-asian="18pt" style:font-size-complex="18pt"/>
    </style:style>
    <style:style style:name="T9" style:parent-style-name="Policepardéfaut" style:family="text">
      <style:text-properties fo:font-size="18pt" style:font-size-asian="18pt" style:font-size-complex="18pt"/>
    </style:style>
    <style:style style:name="T10" style:parent-style-name="Policepardéfaut" style:family="text">
      <style:text-properties fo:font-size="18pt" style:font-size-asian="18pt" style:font-size-complex="18pt"/>
    </style:style>
    <style:style style:name="T11" style:parent-style-name="Policepardéfaut" style:family="text">
      <style:text-properties fo:font-size="18pt" style:font-size-asian="18pt" style:font-size-complex="18pt"/>
    </style:style>
    <style:style style:name="T12" style:parent-style-name="Policepardéfaut" style:family="text">
      <style:text-properties fo:font-size="18pt" style:font-size-asian="18pt" style:font-size-complex="18pt"/>
    </style:style>
    <style:style style:name="T13" style:parent-style-name="Policepardéfaut" style:family="text">
      <style:text-properties fo:font-size="18pt" style:font-size-asian="18pt" style:font-size-complex="18pt"/>
    </style:style>
    <style:style style:name="T14" style:parent-style-name="Policepardéfaut" style:family="text">
      <style:text-properties fo:font-size="18pt" style:font-size-asian="18pt" style:font-size-complex="18pt"/>
    </style:style>
    <style:style style:name="T15" style:parent-style-name="Policepardéfaut" style:family="text">
      <style:text-properties fo:font-size="18pt" style:font-size-asian="18pt" style:font-size-complex="18pt"/>
    </style:style>
    <style:style style:name="T16" style:parent-style-name="Policepardéfaut" style:family="text">
      <style:text-properties fo:font-size="18pt" style:font-size-asian="18pt" style:font-size-complex="18pt"/>
    </style:style>
    <style:style style:name="T17" style:parent-style-name="Policepardéfaut" style:family="text">
      <style:text-properties fo:font-size="18pt" style:font-size-asian="18pt" style:font-size-complex="18pt"/>
    </style:style>
    <style:style style:name="T18" style:parent-style-name="Policepardéfaut" style:family="text">
      <style:text-properties fo:font-size="18pt" style:font-size-asian="18pt" style:font-size-complex="18pt"/>
    </style:style>
    <style:style style:name="T19" style:parent-style-name="Policepardéfau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Have you ever been attacked by a horde of zombies</text:span><text:span text:style-name="T3"><text:s/>in your house</text:span><text:span text:style-name="T4">? me neither but, we<text:s/></text:span><text:span text:style-name="T5">surely have already watch movies or<text:s/></text:span><text:span text:style-name="T6">play<text:s/></text:span><text:span text:style-name="T7">games about it. So, we know some strategies that work and those which don’t work</text:span><text:span text:style-name="T8"><text:s/>like the strategy your 8 years old brother that played call of duty zombie tells you.</text:span><text:span text:style-name="T9"><text:s/>Ima<text:s/></text:span><text:span text:style-name="T10">tell<text:s/></text:span><text:span text:style-name="T11">you the best ones that could actually be</text:span><text:span text:style-name="T12"><text:s/>useful in real life</text:span><text:span text:style-name="T13">.</text:span><text:span text:style-name="T14"><text:s/>First step is to open your door and<text:s/></text:span><text:span text:style-name="T15">shoot them all</text:span><text:span text:style-name="T16">! Buuu</text:span><text:span text:style-name="T17">ut it only works in America or in movies, but as a normal person we can’t do that. The true first step is to gather resources food, and all the thing you can find useful, like wooden plank, tools etc.</text:span><text:span text:style-name="T18"><text:s/>Next, try to be as silent as you can and don’t overreact, we all know zombies are slow and they have a sensitive hearing. As well<text:s/></text:span><text:span text:style-name="T19">with your finds you can craft some basic weapons to defend yourself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1-25T13:39:00Z</meta:creation-date>
    <dc:date>2022-01-25T13:39:00Z</dc:date>
    <meta:template xlink:href="Normal" xlink:type="simple"/>
    <meta:editing-cycles>2</meta:editing-cycles>
    <meta:editing-duration>PT0S</meta:editing-duration>
    <meta:document-statistic meta:page-count="1" meta:paragraph-count="1" meta:word-count="122" meta:character-count="818" meta:row-count="5" meta:non-whitespace-character-count="697"/>
  </office:meta>
</office:document-meta>
</file>